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55cm" fo:min-width="2.7cm" loext:decorative="false"/>
      <style:paragraph-properties style:writing-mode="lr-tb"/>
    </style:style>
    <style:style style:name="gr2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3" style:family="graphic" style:parent-style-name="objectwithoutfill">
      <style:graphic-properties svg:stroke-color="#000000" draw:fill="solid" draw:fill-color="#729fcf" draw:textarea-horizontal-align="justify" draw:textarea-vertical-align="middle" draw:auto-grow-height="false" fo:min-height="0.755cm" fo:min-width="1.089cm" loext:decorative="false"/>
      <style:paragraph-properties style:writing-mode="lr-tb"/>
    </style:style>
    <style:style style:name="gr4" style:family="graphic" style:parent-style-name="standard">
      <style:graphic-properties svg:stroke-color="#000000" draw:fill="solid" draw:fill-color="#b7b3ca" draw:opacity="100%" draw:textarea-horizontal-align="justify" draw:textarea-vertical-align="middle" draw:auto-grow-height="false" fo:min-height="1.337cm" fo:min-width="3.31cm" loext:decorative="false"/>
      <style:paragraph-properties style:writing-mode="lr-tb"/>
    </style:style>
    <style:style style:name="gr5" style:family="graphic" style:parent-style-name="objectwithoutfill">
      <style:graphic-properties draw:fill="solid" draw:fill-color="#ffffa6" draw:textarea-horizontal-align="justify" draw:textarea-vertical-align="middle" draw:auto-grow-height="false" fo:min-height="0.702cm" fo:min-width="1.406cm" loext:decorative="false"/>
      <style:paragraph-properties style:writing-mode="lr-tb"/>
    </style:style>
    <style:style style:name="gr6" style:family="graphic" style:parent-style-name="objectwithoutfill">
      <style:graphic-properties svg:stroke-color="#000000" draw:fill="none" draw:textarea-vertical-align="middle" loext:decorative="false"/>
    </style:style>
    <style:style style:name="gr7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8" style:family="graphic" style:parent-style-name="objectwithoutfill">
      <style:graphic-properties draw:fill="solid" draw:fill-color="#ffffa6" draw:textarea-horizontal-align="justify" draw:textarea-vertical-align="middle" draw:auto-grow-height="false" fo:min-height="1.02cm" fo:min-width="2.04cm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000000" draw:fill="solid" draw:fill-color="#ffa6a6" draw:textarea-horizontal-align="justify" draw:textarea-vertical-align="middle" draw:auto-grow-height="false" fo:min-height="0.646cm" fo:min-width="2.365cm" loext:decorative="false"/>
      <style:paragraph-properties style:writing-mode="lr-tb"/>
    </style:style>
    <style:style style:name="gr12" style:family="graphic" style:parent-style-name="standard">
      <style:graphic-properties svg:stroke-color="#000000" draw:fill="solid" draw:fill-color="#b7b3ca" draw:opacity="100%" draw:textarea-horizontal-align="justify" draw:textarea-vertical-align="middle" draw:auto-grow-height="false" fo:min-height="1.338cm" fo:min-width="3.31cm" loext:decorative="false"/>
      <style:paragraph-properties style:writing-mode="lr-tb"/>
    </style:style>
    <style:style style:name="gr13" style:family="graphic" style:parent-style-name="objectwithoutfill">
      <style:graphic-properties svg:stroke-color="#000000" draw:fill="solid" draw:fill-color="#ffb66c" draw:textarea-horizontal-align="justify" draw:textarea-vertical-align="middle" draw:auto-grow-height="false" fo:min-height="0.646cm" fo:min-width="0.396cm" loext:decorative="false"/>
    </style:style>
    <style:style style:name="gr14" style:family="graphic" style:parent-style-name="standard" style:list-style-name="L1">
      <style:graphic-properties svg:stroke-color="#000000" draw:fill="solid" draw:fill-color="#b7b3ca" draw:opacity="100%" draw:textarea-horizontal-align="justify" draw:textarea-vertical-align="middle" draw:auto-grow-height="false" fo:min-height="1.338cm" fo:min-width="3.31cm" loext:decorative="false"/>
      <style:paragraph-properties style:writing-mode="lr-tb"/>
    </style:style>
    <style:style style:name="gr15" style:family="graphic" style:parent-style-name="objectwithoutfill">
      <style:graphic-properties svg:stroke-color="#000000" draw:fill="solid" draw:fill-color="#dddddd" draw:textarea-horizontal-align="justify" draw:textarea-vertical-align="middle" draw:auto-grow-height="false" fo:min-height="0.702cm" fo:min-width="5.85cm" loext:decorative="false"/>
      <style:paragraph-properties style:writing-mode="lr-tb"/>
    </style:style>
    <style:style style:name="gr16" style:family="graphic" style:parent-style-name="objectwithoutfill">
      <style:graphic-properties svg:stroke-color="#000000" draw:fill="solid" draw:fill-color="#ffd8ce" draw:textarea-horizontal-align="left" draw:textarea-vertical-align="middle" draw:auto-grow-height="false" fo:min-height="4.83cm" fo:min-width="9.342cm" loext:decorative="false"/>
      <style:paragraph-properties style:writing-mode="lr-tb"/>
    </style:style>
    <style:style style:name="gr17" style:family="graphic" style:parent-style-name="objectwithoutfill">
      <style:graphic-properties svg:stroke-color="#000000" draw:fill="solid" draw:fill-color="#000000" draw:textarea-horizontal-align="justify" draw:textarea-vertical-align="middle" draw:auto-grow-height="false" fo:min-height="0cm" fo:min-width="0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fd095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solid" draw:fill-color="#729fcf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solid" draw:fill-color="#b7b3ca" draw:opacity="100%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solid" draw:fill-color="#ffffa6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solid" draw:fill-color="#ffa6a6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solid" draw:fill-color="#ffb66c"/>
      <style:paragraph-properties fo:text-align="center"/>
    </style:style>
    <style:style style:name="P10" style:family="paragraph">
      <loext:graphic-properties draw:fill="solid" draw:fill-color="#b7b3ca" draw:opacity="100%"/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11" style:family="paragraph">
      <loext:graphic-properties draw:fill="solid" draw:fill-color="#dddddd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ffd8ce"/>
      <style:paragraph-properties fo:text-align="start"/>
      <style:text-properties fo:font-size="10pt" style:font-size-asian="10pt" style:font-size-complex="10pt"/>
    </style:style>
    <style:style style:name="P14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1.27cm" svg:x="5.445cm" svg:y="3.858cm">
          <text:p text:style-name="P1"><text:span text:style-name="T1">Carpeta a analizar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position-x="$0" draw:handle-position-y="top" draw:handle-range-x-minimum="0" draw:handle-range-x-maximum="21600"/>
          </draw:enhanced-geometry>
        </draw:custom-shape>
        <draw:line draw:style-name="gr2" draw:text-style-name="P3" draw:layer="layout" svg:x1="13.383cm" svg:y1="2.906cm" svg:x2="13.383cm" svg:y2="3.859cm">
          <text:p/>
        </draw:line>
        <draw:custom-shape draw:style-name="gr3" draw:text-style-name="P5" draw:layer="layout" svg:width="1.588cm" svg:height="1.905cm" svg:x="18.78cm" svg:y="6.398cm">
          <text:p text:style-name="P4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6" draw:layer="layout" svg:width="3.81cm" svg:height="1.587cm" svg:x="11.478cm" svg:y="3.859cm">
          <text:p text:style-name="P1"><text:span text:style-name="T1">Separar por stems</text:span></text:p>
          <text:p text:style-name="P1"><text:span text:style-name="T1">htdemu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7.985cm" svg:y1="5.128cm" svg:x2="7.985cm" svg:y2="6.081cm">
          <text:p/>
        </draw:line>
        <draw:line draw:style-name="gr2" draw:text-style-name="P3" draw:layer="layout" svg:x1="13.383cm" svg:y1="5.446cm" svg:x2="13.383cm" svg:y2="6.399cm">
          <text:p/>
        </draw:line>
        <draw:custom-shape draw:style-name="gr4" draw:text-style-name="P6" draw:layer="layout" svg:width="3.81cm" svg:height="1.587cm" svg:x="11.478cm" svg:y="6.399cm">
          <text:p text:style-name="P1"><text:span text:style-name="T1">Obtener microsample en posición random del 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3.81cm" svg:height="1.904cm" svg:x="11.478cm" svg:y="8.939cm">
          <text:p text:style-name="P4"><text:span text:style-name="T1">Volumen ok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line draw:style-name="gr2" draw:text-style-name="P3" draw:layer="layout" svg:x1="13.383cm" svg:y1="7.986cm" svg:x2="13.383cm" svg:y2="8.939cm">
          <text:p/>
        </draw:line>
        <draw:line draw:style-name="gr6" draw:text-style-name="P3" draw:layer="layout" svg:x1="15.288cm" svg:y1="9.891cm" svg:x2="16.241cm" svg:y2="9.891cm">
          <text:p/>
        </draw:line>
        <draw:line draw:style-name="gr6" draw:text-style-name="P3" draw:layer="layout" svg:x1="16.24cm" svg:y1="9.891cm" svg:x2="16.241cm" svg:y2="7.351cm">
          <text:p/>
        </draw:line>
        <draw:line draw:style-name="gr7" draw:text-style-name="P3" draw:layer="layout" svg:x1="16.241cm" svg:y1="7.351cm" svg:x2="15.288cm" svg:y2="7.351cm">
          <text:p/>
        </draw:line>
        <draw:custom-shape draw:style-name="gr4" draw:text-style-name="P6" draw:layer="layout" svg:width="3.81cm" svg:height="1.587cm" svg:x="11.478cm" svg:y="11.796cm">
          <text:p text:style-name="P1"><text:span text:style-name="T1">Obtener mejor posición zero cro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3.383cm" svg:y1="10.843cm" svg:x2="13.383cm" svg:y2="11.796cm">
          <text:p/>
        </draw:line>
        <draw:custom-shape draw:style-name="gr4" draw:text-style-name="P6" draw:layer="layout" svg:width="3.81cm" svg:height="1.587cm" svg:x="11.478cm" svg:y="14.336cm">
          <text:p text:style-name="P1"><text:span text:style-name="T1">Guardar en db con 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3.383cm" svg:y1="13.383cm" svg:x2="13.383cm" svg:y2="14.336cm">
          <text:p/>
        </draw:line>
        <draw:custom-shape draw:style-name="gr8" draw:text-style-name="P7" draw:layer="layout" svg:width="5.08cm" svg:height="2.539cm" svg:x="5.445cm" svg:y="8.622cm">
          <text:p text:style-name="P4"><text:span text:style-name="T1">Todos los archivos procesados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line draw:style-name="gr6" draw:text-style-name="P3" draw:layer="layout" svg:x1="15.288cm" svg:y1="15.288cm" svg:x2="16.876cm" svg:y2="15.288cm">
          <text:p/>
        </draw:line>
        <draw:line draw:style-name="gr6" draw:text-style-name="P3" draw:layer="layout" svg:x1="16.876cm" svg:y1="7.351cm" svg:x2="16.875cm" svg:y2="15.288cm">
          <text:p/>
        </draw:line>
        <draw:line draw:style-name="gr9" draw:text-style-name="P3" draw:layer="layout" svg:x1="16.876cm" svg:y1="7.35cm" svg:x2="18.781cm" svg:y2="7.35cm">
          <text:p/>
        </draw:line>
        <draw:line draw:style-name="gr6" draw:text-style-name="P3" draw:layer="layout" svg:x1="13.383cm" svg:y1="15.923cm" svg:x2="13.383cm" svg:y2="17.193cm">
          <text:p/>
        </draw:line>
        <draw:line draw:style-name="gr6" draw:text-style-name="P3" draw:layer="layout" svg:x1="13.383cm" svg:y1="17.193cm" svg:x2="5.128cm" svg:y2="17.193cm">
          <text:p/>
        </draw:line>
        <draw:line draw:style-name="gr6" draw:text-style-name="P3" draw:layer="layout" svg:x1="5.128cm" svg:y1="7.986cm" svg:x2="5.128cm" svg:y2="17.193cm">
          <text:p/>
        </draw:line>
        <draw:line draw:style-name="gr10" draw:text-style-name="P3" draw:layer="layout" svg:x1="5.128cm" svg:y1="7.986cm" svg:x2="7.985cm" svg:y2="7.986cm">
          <text:p/>
        </draw:line>
        <draw:custom-shape draw:style-name="gr11" draw:text-style-name="P8" draw:layer="layout" svg:width="3.175cm" svg:height="1.27cm" svg:x="6.398cm" svg:y="12.113cm">
          <text:p text:style-name="P1"><text:span text:style-name="T1">Fi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3" draw:layer="layout" svg:x1="7.985cm" svg:y1="11.161cm" svg:x2="7.985cm" svg:y2="12.114cm">
          <text:p/>
        </draw:line>
        <draw:custom-shape draw:style-name="gr12" draw:text-style-name="P6" draw:layer="layout" svg:width="3.81cm" svg:height="1.588cm" svg:x="6.08cm" svg:y="6.081cm">
          <text:p text:style-name="P1"><text:span text:style-name="T1">Iterar por carpetas, obtener archivos de aud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7.985cm" svg:y1="7.668cm" svg:x2="7.985cm" svg:y2="8.621cm">
          <text:p/>
        </draw:line>
        <draw:custom-shape draw:style-name="gr11" draw:text-style-name="P8" draw:layer="layout" svg:width="3.175cm" svg:height="1.27cm" svg:x="6.398cm" svg:y="1.635cm">
          <text:p text:style-name="P1"><text:span text:style-name="T1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3" draw:layer="layout" svg:x1="7.986cm" svg:y1="2.905cm" svg:x2="7.986cm" svg:y2="3.858cm">
          <text:p/>
        </draw:line>
        <draw:custom-shape draw:style-name="gr11" draw:text-style-name="P8" draw:layer="layout" svg:width="3.175cm" svg:height="1.27cm" svg:x="6.399cm" svg:y="1.635cm">
          <text:p text:style-name="P1"><text:span text:style-name="T1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3" draw:layer="layout" svg:x1="25.13cm" svg:y1="2.905cm" svg:x2="25.13cm" svg:y2="4.176cm">
          <text:p/>
        </draw:line>
        <draw:custom-shape draw:style-name="gr11" draw:text-style-name="P8" draw:layer="layout" svg:width="3.175cm" svg:height="1.27cm" svg:x="23.543cm" svg:y="1.635cm">
          <text:p text:style-name="P1"><text:span text:style-name="T1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layer="layout" svg:width="5.08cm" svg:height="1.27cm" svg:x="22.59cm" svg:y="4.176cm">
          <text:p text:style-name="P1"><text:span text:style-name="T1">Parámetros del secuenciador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position-x="$0" draw:handle-position-y="top" draw:handle-range-x-minimum="0" draw:handle-range-x-maximum="21600"/>
          </draw:enhanced-geometry>
        </draw:custom-shape>
        <draw:line draw:style-name="gr2" draw:text-style-name="P3" draw:layer="layout" svg:x1="25.13cm" svg:y1="5.446cm" svg:x2="25.13cm" svg:y2="6.399cm">
          <text:p/>
        </draw:line>
        <draw:custom-shape draw:style-name="gr12" draw:text-style-name="P6" draw:layer="layout" svg:width="3.81cm" svg:height="1.588cm" svg:x="23.225cm" svg:y="6.399cm">
          <text:p text:style-name="P1"><text:span text:style-name="T1">Cargar microsamples y metadata de 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5.13cm" svg:y1="7.985cm" svg:x2="25.13cm" svg:y2="8.938cm">
          <text:p/>
        </draw:line>
        <draw:line draw:style-name="gr6" draw:text-style-name="P3" draw:layer="layout" svg:x1="10.526cm" svg:y1="9.89cm" svg:x2="11.161cm" svg:y2="9.89cm">
          <text:p/>
        </draw:line>
        <draw:line draw:style-name="gr6" draw:text-style-name="P3" draw:layer="layout" svg:x1="11.161cm" svg:y1="2.905cm" svg:x2="11.161cm" svg:y2="9.89cm">
          <text:p/>
        </draw:line>
        <draw:line draw:style-name="gr6" draw:text-style-name="P3" draw:layer="layout" svg:x1="11.161cm" svg:y1="2.905cm" svg:x2="13.383cm" svg:y2="2.905cm">
          <text:p/>
        </draw:line>
        <draw:custom-shape draw:style-name="gr13" draw:text-style-name="P9" draw:layer="layout" svg:width="1.27cm" svg:height="1.27cm" svg:x="24.495cm" svg:y="11.478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14" draw:text-style-name="P10" draw:layer="layout" svg:width="3.81cm" svg:height="1.588cm" svg:x="23.225cm" svg:y="8.937cm">
          <text:p text:style-name="P1"><text:span text:style-name="T2">Crear secuencias</text:span><text:span text:style-name="T1">* iniciales y encender motor de aud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5.13cm" svg:y1="10.525cm" svg:x2="25.13cm" svg:y2="11.478cm">
          <text:p/>
        </draw:line>
        <draw:line draw:style-name="gr6" draw:text-style-name="P3" draw:layer="layout" svg:x1="25.765cm" svg:y1="12.113cm" svg:x2="29.575cm" svg:y2="12.113cm">
          <text:p/>
        </draw:line>
        <draw:line draw:style-name="gr6" draw:text-style-name="P3" draw:layer="layout" svg:x1="21.32cm" svg:y1="12.113cm" svg:x2="24.496cm" svg:y2="12.113cm">
          <text:p/>
        </draw:line>
        <draw:custom-shape draw:style-name="gr5" draw:text-style-name="P7" draw:layer="layout" svg:width="3.81cm" svg:height="1.904cm" svg:x="27.67cm" svg:y="13.066cm">
          <text:p text:style-name="P4"><text:span text:style-name="T1">Sec. ON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11" draw:text-style-name="P8" draw:layer="layout" svg:width="3.175cm" svg:height="1.27cm" svg:x="32.433cm" svg:y="13.383cm">
          <text:p text:style-name="P1"><text:span text:style-name="T1">Fi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8" draw:layer="layout" svg:width="3.175cm" svg:height="1.27cm" svg:x="6.399cm" svg:y="12.113cm">
          <text:p text:style-name="P1"><text:span text:style-name="T1">Fi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9" draw:text-style-name="P3" draw:layer="layout" svg:x1="31.48cm" svg:y1="14.018cm" svg:x2="32.433cm" svg:y2="14.019cm">
          <text:p/>
        </draw:line>
        <draw:line draw:style-name="gr2" draw:text-style-name="P3" draw:layer="layout" svg:x1="29.575cm" svg:y1="12.113cm" svg:x2="29.575cm" svg:y2="13.066cm">
          <text:p/>
        </draw:line>
        <draw:line draw:style-name="gr2" draw:text-style-name="P3" draw:layer="layout" svg:x1="29.575cm" svg:y1="14.97cm" svg:x2="29.575cm" svg:y2="15.923cm">
          <text:p/>
        </draw:line>
        <draw:custom-shape draw:style-name="gr12" draw:text-style-name="P6" draw:layer="layout" svg:width="3.81cm" svg:height="1.588cm" svg:x="27.67cm" svg:y="15.923cm">
          <text:p text:style-name="P1"><text:span text:style-name="T1">Reproducir buffer de audio de cada ca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5.288cm" svg:y1="15.288cm" svg:x2="16.876cm" svg:y2="15.288cm">
          <text:p/>
        </draw:line>
        <draw:line draw:style-name="gr9" draw:text-style-name="P3" draw:layer="layout" svg:x1="20.368cm" svg:y1="7.35cm" svg:x2="23.225cm" svg:y2="7.35cm">
          <text:p/>
        </draw:line>
        <draw:line draw:style-name="gr2" draw:text-style-name="P3" draw:layer="layout" svg:x1="21.32cm" svg:y1="12.113cm" svg:x2="21.32cm" svg:y2="13.065cm">
          <text:p/>
        </draw:line>
        <draw:custom-shape draw:style-name="gr12" draw:text-style-name="P6" draw:layer="layout" svg:width="3.81cm" svg:height="1.588cm" svg:x="19.415cm" svg:y="13.065cm">
          <text:p text:style-name="P1"><text:span text:style-name="T1">Iterar sobre tracks y pasos de cada tr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3.81cm" svg:height="1.904cm" svg:x="19.415cm" svg:y="15.606cm">
          <text:p text:style-name="P4"><text:span text:style-name="T2">Step play?</text:span><text:span text:style-name="T1">**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line draw:style-name="gr2" draw:text-style-name="P3" draw:layer="layout" svg:x1="21.32cm" svg:y1="14.653cm" svg:x2="21.32cm" svg:y2="15.605cm">
          <text:p/>
        </draw:line>
        <draw:line draw:style-name="gr2" draw:text-style-name="P3" draw:layer="layout" svg:x1="21.32cm" svg:y1="17.511cm" svg:x2="21.32cm" svg:y2="18.463cm">
          <text:p/>
        </draw:line>
        <draw:custom-shape draw:style-name="gr1" draw:text-style-name="P2" draw:layer="layout" svg:width="5.08cm" svg:height="1.27cm" svg:x="18.78cm" svg:y="18.463cm">
          <text:p text:style-name="P1"><text:span text:style-name="T1">Carga buffer del track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position-x="$0" draw:handle-position-y="top" draw:handle-range-x-minimum="0" draw:handle-range-x-maximum="21600"/>
          </draw:enhanced-geometry>
        </draw:custom-shape>
        <draw:custom-shape draw:style-name="gr5" draw:text-style-name="P7" draw:layer="layout" svg:width="3.81cm" svg:height="1.904cm" svg:x="19.416cm" svg:y="23.543cm">
          <text:p text:style-name="P4"><text:span text:style-name="T2">Generar nueva sec.?</text:span><text:span text:style-name="T1">***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line draw:style-name="gr2" draw:text-style-name="P3" draw:layer="layout" svg:x1="21.32cm" svg:y1="19.733cm" svg:x2="21.32cm" svg:y2="20.685cm">
          <text:p/>
        </draw:line>
        <draw:line draw:style-name="gr6" draw:text-style-name="P3" draw:layer="layout" svg:x1="23.225cm" svg:y1="19.098cm" svg:x2="25.766cm" svg:y2="19.098cm">
          <text:p/>
        </draw:line>
        <draw:line draw:style-name="gr6" draw:text-style-name="P3" draw:layer="layout" svg:x1="25.766cm" svg:y1="16.876cm" svg:x2="25.766cm" svg:y2="19.098cm">
          <text:p/>
        </draw:line>
        <draw:line draw:style-name="gr2" draw:text-style-name="P3" draw:layer="layout" svg:x1="25.766cm" svg:y1="16.876cm" svg:x2="27.67cm" svg:y2="16.875cm">
          <text:p/>
        </draw:line>
        <draw:line draw:style-name="gr6" draw:text-style-name="P3" draw:layer="layout" svg:x1="29.575cm" svg:y1="17.51cm" svg:x2="29.575cm" svg:y2="18.78cm">
          <text:p/>
        </draw:line>
        <draw:line draw:style-name="gr6" draw:text-style-name="P3" draw:layer="layout" svg:x1="26.718cm" svg:y1="18.78cm" svg:x2="29.576cm" svg:y2="18.78cm">
          <text:p/>
        </draw:line>
        <draw:line draw:style-name="gr2" draw:text-style-name="P3" draw:layer="layout" svg:x1="26.718cm" svg:y1="18.78cm" svg:x2="26.718cm" svg:y2="12.113cm">
          <text:p/>
        </draw:line>
        <draw:custom-shape draw:style-name="gr12" draw:text-style-name="P6" draw:layer="layout" svg:width="3.81cm" svg:height="1.588cm" svg:x="19.416cm" svg:y="26.399cm">
          <text:p text:style-name="P1"><text:span text:style-name="T2">Crear secuencias</text:span><text:span text:style-name="T1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1.321cm" svg:y1="25.448cm" svg:x2="21.321cm" svg:y2="26.4cm">
          <text:p/>
        </draw:line>
        <draw:line draw:style-name="gr6" draw:text-style-name="P3" draw:layer="layout" svg:x1="23.226cm" svg:y1="24.496cm" svg:x2="24.179cm" svg:y2="24.496cm">
          <text:p/>
        </draw:line>
        <draw:line draw:style-name="gr6" draw:text-style-name="P3" draw:layer="layout" svg:x1="23.226cm" svg:y1="27.353cm" svg:x2="24.179cm" svg:y2="27.353cm">
          <text:p/>
        </draw:line>
        <draw:line draw:style-name="gr6" draw:text-style-name="P3" draw:layer="layout" svg:x1="24.178cm" svg:y1="21.638cm" svg:x2="24.178cm" svg:y2="27.353cm">
          <text:p/>
        </draw:line>
        <draw:custom-shape draw:style-name="gr15" draw:text-style-name="P11" draw:layer="layout" svg:width="6.35cm" svg:height="0.952cm" svg:x="10.525cm" svg:y="1.635cm">
          <text:p text:style-name="P1">microsampler.py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6.35cm" svg:height="0.952cm" svg:x="27.67cm" svg:y="1.635cm">
          <text:p text:style-name="P1">sequencer.p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9.842cm" svg:height="5.08cm" svg:x="28.623cm" svg:y="20.051cm">
          <text:p text:style-name="P12"><text:span text:style-name="T1">*</text:span><text:span text:style-name="T2">Crear secuencias</text:span><text:span text:style-name="T1">: determinar repeticiones, determinar “intensidad” y “densidad”, para cada tipo de stem, X pasos, aleatorizando para cada paso: sample, encendido * densidad, volumen * intensidad, probabilidad.</text:span></text:p>
          <text:p text:style-name="P12"><text:span text:style-name="T1"/></text:p>
          <text:p text:style-name="P12"><text:span text:style-name="T1">**</text:span><text:span text:style-name="T2">Step Play</text:span><text:span text:style-name="T1">: Si el paso está encendido y la probabilidad supera a la determinada por el paso.</text:span></text:p>
          <text:p text:style-name="P12"><text:span text:style-name="T1"/></text:p>
          <text:p text:style-name="P12"><text:span text:style-name="T1">***</text:span><text:span text:style-name="T2">Generar nueva sec.</text:span><text:span text:style-name="T1">: Si ya se cumplieron las repeticiones de la actual secuencia. 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7.828cm" svg:y1="16.558cm" svg:x2="19.416cm" svg:y2="16.558cm">
          <text:p/>
        </draw:line>
        <draw:line draw:style-name="gr6" draw:text-style-name="P3" draw:layer="layout" svg:x1="17.828cm" svg:y1="16.558cm" svg:x2="17.828cm" svg:y2="21.638cm">
          <text:p/>
        </draw:line>
        <draw:line draw:style-name="gr2" draw:text-style-name="P3" draw:layer="layout" svg:x1="17.828cm" svg:y1="21.638cm" svg:x2="19.416cm" svg:y2="21.638cm">
          <text:p/>
        </draw:line>
        <draw:custom-shape draw:style-name="gr5" draw:text-style-name="P7" draw:layer="layout" svg:width="3.81cm" svg:height="1.904cm" svg:x="19.416cm" svg:y="20.687cm">
          <text:p text:style-name="P4"><text:span text:style-name="T1">All steps done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line draw:style-name="gr2" draw:text-style-name="P3" draw:layer="layout" svg:x1="21.321cm" svg:y1="22.591cm" svg:x2="21.321cm" svg:y2="23.543cm">
          <text:p/>
        </draw:line>
        <draw:line draw:style-name="gr6" draw:text-style-name="P3" draw:layer="layout" svg:x1="23.226cm" svg:y1="21.638cm" svg:x2="24.178cm" svg:y2="21.638cm">
          <text:p/>
        </draw:line>
        <draw:line draw:style-name="gr6" draw:text-style-name="P3" draw:layer="layout" svg:x1="23.227cm" svg:y1="21.638cm" svg:x2="24.178cm" svg:y2="21.638cm">
          <text:p/>
        </draw:line>
        <draw:line draw:style-name="gr2" draw:text-style-name="P3" draw:layer="layout" svg:x1="24.178cm" svg:y1="21.638cm" svg:x2="24.178cm" svg:y2="12.113cm">
          <text:p/>
        </draw:line>
        <draw:custom-shape draw:style-name="gr17" draw:text-style-name="P14" draw:layer="layout" svg:width="0.317cm" svg:height="0.318cm" svg:x="24.023cm" svg:y="21.471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17" draw:text-style-name="P14" draw:layer="layout" svg:width="0.317cm" svg:height="0.318cm" svg:x="24.012cm" svg:y="24.332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1T12:33:26.220467000</meta:creation-date>
    <dc:date>2025-10-31T13:53:38.147488000</dc:date>
    <meta:editing-duration>PT27M5S</meta:editing-duration>
    <meta:editing-cycles>9</meta:editing-cycles>
    <meta:generator>LibreOffice/25.8.2.2$MacOSX_AARCH64 LibreOffice_project/d401f2107ccab8f924a8e2df40f573aab7605b6f</meta:generator>
    <meta:print-date>2025-10-31T13:27:50.355529000</meta:print-date>
    <meta:printed-by>PDF files</meta:printed-by>
    <meta:document-statistic meta:object-count="86"/>
  </office:meta>
</office:document-meta>
</file>